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CDA1382428AED4DF.png" manifest:media-type="image/png"/>
  <manifest:file-entry manifest:full-path="Pictures/1000DC810000A57800007C20AABC768B7E7ACB30.svg" manifest:media-type="image/svg+xml"/>
  <manifest:file-entry manifest:full-path="Pictures/100000000000002000000020839EBFB02D09F2D6.png" manifest:media-type="image/png"/>
  <manifest:file-entry manifest:full-path="Pictures/100000000000019200000192274FC9EE76ABF851.jpg" manifest:media-type="image/jpeg"/>
  <manifest:file-entry manifest:full-path="Pictures/100000000000000700000007015001AFBCF68C50.jpg" manifest:media-type="image/jpeg"/>
  <manifest:file-entry manifest:full-path="Pictures/100000000000000700000007201482E450303CD3.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6"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7" style:family="graphic" style:parent-style-name="standard">
      <style:graphic-properties draw:stroke="none" dr3d:vertical-segments="16" dr3d:close-front="true" dr3d:close-back="true"/>
    </style:style>
    <style:style style:name="gr8" style:family="graphic" style:parent-style-name="standard">
      <style:graphic-properties draw:fill="solid" draw:fill-color="#ffffff" draw:textarea-horizontal-align="justify" draw:textarea-vertical-align="middle" draw:auto-grow-height="false" fo:min-height="1.02cm" fo:min-width="2.04cm" style:writing-mode="lr-tb"/>
      <style:paragraph-properties style:writing-mode="lr-tb"/>
    </style:style>
    <style:style style:name="gr9" style:family="graphic" style:parent-style-name="standard">
      <style:graphic-properties draw:textarea-vertical-align="middle"/>
    </style:style>
    <style:style style:name="gr10" style:family="graphic" style:parent-style-name="standard">
      <style:graphic-properties draw:textarea-horizontal-align="justify" draw:textarea-vertical-align="middle" draw:auto-grow-height="false" fo:min-height="2.29cm" fo:min-width="4.58cm"/>
      <style:paragraph-properties style:writing-mode="lr-tb"/>
    </style:style>
    <style:style style:name="gr11" style:family="graphic" style:parent-style-name="objectwithoutfill">
      <style:graphic-properties draw:marker-end="Arrowheads_20_1" draw:marker-end-width="0.3cm" draw:fill="solid" draw:textarea-vertical-align="middle"/>
    </style:style>
    <style:style style:name="gr12" style:family="graphic" style:parent-style-name="standard">
      <style:graphic-properties draw:textarea-horizontal-align="justify" draw:textarea-vertical-align="middle" draw:auto-grow-height="false" fo:min-height="1.655cm" fo:min-width="2.675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8" style:family="paragraph">
      <style:paragraph-properties fo:text-align="center"/>
    </style:style>
    <style:style style:name="P9" style:family="paragraph">
      <loext:graphic-properties draw:fill="solid" draw:fill-color="#ffffff"/>
      <style:paragraph-properties fo:text-align="center" style:writing-mode="lr-tb"/>
    </style:style>
    <style:style style:name="P10" style:family="paragraph">
      <loext:graphic-properties draw:fill="solid"/>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style:font-name="Noto Sans1" fo:font-size="22pt" style:text-underline-style="none"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895cm" svg:height="2.558cm" svg:x="8.255cm" svg:y="12.542cm">
          <draw:text-box>
            <text:p text:style-name="P1"><text:span text:style-name="T1">NacDB Database</text:span></text:p>
            <text:p text:style-name="P1"><text:span text:style-name="T2">Victor Porton</text:span></text:p>
          </draw:text-box>
        </draw:frame>
        <draw:frame draw:style-name="gr2" draw:text-style-name="P4" draw:layer="layout" svg:width="6.604cm" svg:height="1.373cm" svg:x="20.32cm" svg:y="12.859cm">
          <draw:text-box>
            <text:p><text:span text:style-name="T3">Ashkelon, Israel</text:span></text:p>
            <text:p text:style-name="P3"><text:span text:style-name="T4">05 June 2023</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Image">
        <office:forms form:automatic-focus="false" form:apply-design-mode="false"/>
        <draw:frame draw:style-name="gr5" draw:text-style-name="P7" draw:layer="layout" svg:width="9.906cm" svg:height="1.31cm" svg:x="0.762cm" svg:y="1.016cm">
          <draw:text-box>
            <text:p><text:span text:style-name="T5">Database Structure</text:span></text:p>
          </draw:text-box>
        </draw:frame>
        <dr3d:scene draw:style-name="gr6" svg:width="6.35cm" svg:height="6.35cm" svg:x="1.2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aw:custom-shape draw:style-name="gr8" draw:text-style-name="P9" draw:layer="layout" svg:width="2.54cm" svg:height="1.27cm" svg:x="3.175cm" svg:y="9.525cm">
          <text:p text:style-name="P8">Sub-DB</text:p>
          <draw:enhanced-geometry svg:viewBox="0 0 21600 21600" draw:type="rectangle" draw:enhanced-path="M 0 0 L 21600 0 21600 21600 0 21600 0 0 Z N"/>
        </draw:custom-shape>
        <draw:custom-shape draw:style-name="gr8" draw:text-style-name="P9" draw:layer="layout" svg:width="2.54cm" svg:height="1.27cm" svg:x="3.175cm" svg:y="11.43cm">
          <text:p text:style-name="P8">Sub-DB</text:p>
          <draw:enhanced-geometry svg:viewBox="0 0 21600 21600" draw:type="rectangle" draw:enhanced-path="M 0 0 L 21600 0 21600 21600 0 21600 0 0 Z N"/>
        </draw:custom-shape>
        <draw:custom-shape draw:style-name="gr8" draw:text-style-name="P9" draw:layer="layout" svg:width="2.54cm" svg:height="1.27cm" svg:x="3.175cm" svg:y="13.335cm">
          <text:p text:style-name="P8">Sub-DB</text:p>
          <draw:enhanced-geometry svg:viewBox="0 0 21600 21600" draw:type="rectangle" draw:enhanced-path="M 0 0 L 21600 0 21600 21600 0 21600 0 0 Z N"/>
        </draw:custom-shape>
        <draw:custom-shape draw:style-name="gr8" draw:text-style-name="P9" draw:layer="layout" svg:width="2.54cm" svg:height="1.27cm" svg:x="3.175cm" svg:y="7.62cm">
          <text:p text:style-name="P8">Partition</text:p>
          <draw:enhanced-geometry svg:viewBox="0 0 21600 21600" draw:type="rectangle" draw:enhanced-path="M 0 0 L 21600 0 21600 21600 0 21600 0 0 Z N"/>
        </draw:custom-shape>
        <dr3d:scene draw:style-name="gr6" svg:width="6.35cm" svg:height="6.35cm" svg:x="8.89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aw:custom-shape draw:style-name="gr8" draw:text-style-name="P9" draw:layer="layout" svg:width="2.54cm" svg:height="1.27cm" svg:x="10.795cm" svg:y="9.525cm">
          <text:p text:style-name="P8">Sub-DB</text:p>
          <draw:enhanced-geometry svg:viewBox="0 0 21600 21600" draw:type="rectangle" draw:enhanced-path="M 0 0 L 21600 0 21600 21600 0 21600 0 0 Z N"/>
        </draw:custom-shape>
        <draw:custom-shape draw:style-name="gr8" draw:text-style-name="P9" draw:layer="layout" svg:width="2.54cm" svg:height="1.27cm" svg:x="10.795cm" svg:y="11.43cm">
          <text:p text:style-name="P8">Sub-DB</text:p>
          <draw:enhanced-geometry svg:viewBox="0 0 21600 21600" draw:type="rectangle" draw:enhanced-path="M 0 0 L 21600 0 21600 21600 0 21600 0 0 Z N"/>
        </draw:custom-shape>
        <draw:custom-shape draw:style-name="gr8" draw:text-style-name="P9" draw:layer="layout" svg:width="2.54cm" svg:height="1.27cm" svg:x="10.795cm" svg:y="13.335cm">
          <text:p text:style-name="P8">Sub-DB</text:p>
          <draw:enhanced-geometry svg:viewBox="0 0 21600 21600" draw:type="rectangle" draw:enhanced-path="M 0 0 L 21600 0 21600 21600 0 21600 0 0 Z N"/>
        </draw:custom-shape>
        <draw:custom-shape draw:style-name="gr8" draw:text-style-name="P9" draw:layer="layout" svg:width="2.54cm" svg:height="1.27cm" svg:x="10.795cm" svg:y="7.62cm">
          <text:p text:style-name="P8">Partition</text:p>
          <draw:enhanced-geometry svg:viewBox="0 0 21600 21600" draw:type="rectangle" draw:enhanced-path="M 0 0 L 21600 0 21600 21600 0 21600 0 0 Z N"/>
        </draw:custom-shape>
        <dr3d:scene draw:style-name="gr6" xml:id="id1" draw:id="id1" svg:width="3.825cm" svg:height="3.811cm" svg:x="6.386cm" svg:y="3.19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dr3d:transform="matrix (1 0 0 0 1 0 0 0 1 0.890181066368217cm -0.0572520440021144cm 0cm)" svg:viewBox="0 -5000 2500 10000" svg:d="M0-5000h250 250 500 500 500 250 250v10000h-250-250-500-500-500-250-250z"/>
        </dr3d:scene>
        <draw:custom-shape draw:style-name="gr8" draw:text-style-name="P9" draw:layer="layout" svg:width="2.54cm" svg:height="1.27cm" svg:x="10.16cm" svg:y="4.445cm">
          <text:p text:style-name="P8">Index</text:p>
          <draw:enhanced-geometry svg:viewBox="0 0 21600 21600" draw:type="rectangle" draw:enhanced-path="M 0 0 L 21600 0 21600 21600 0 21600 0 0 Z N"/>
        </draw:custom-shape>
        <draw:connector draw:style-name="gr9" draw:text-style-name="P8" draw:layer="layout" svg:x1="9.103cm" svg:y1="6.975cm" svg:x2="10.232cm" svg:y2="8.955cm" svg:d="M9103 6975v990h1129v990" svg:viewBox="0 0 1130 1981">
          <text:p/>
        </draw:connector>
        <draw:connector draw:style-name="gr9" draw:text-style-name="P8" draw:layer="layout" svg:x1="8.298cm" svg:y1="7.007cm" svg:x2="6.698cm" svg:y2="9.01cm" draw:start-shape="id1" svg:d="M8298 7007v1252h-1600v751" svg:viewBox="0 0 1601 2004">
          <text:p/>
        </draw:connector>
        <draw:custom-shape draw:style-name="gr10" draw:text-style-name="P8" draw:layer="layout" svg:width="10.16cm" svg:height="5.08cm" svg:x="15.241cm" svg:y="1.906cm">
          <text:p text:style-name="P8">Unlike CanDB,</text:p>
          <text:p text:style-name="P8">we have enumerable</text:p>
          <text:p text:style-name="P8">sub-DBs</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4" draw:layer="layout" svg:width="0.001cm" svg:height="0.001cm" svg:x="0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Image">
        <office:forms form:automatic-focus="false" form:apply-design-mode="false"/>
        <draw:frame draw:style-name="gr5" draw:text-style-name="P7" draw:layer="layout" svg:width="9.906cm" svg:height="1.31cm" svg:x="0.762cm" svg:y="1.016cm">
          <draw:text-box>
            <text:p><text:span text:style-name="T5">Moving a sub-DB</text:span></text:p>
          </draw:text-box>
        </draw:frame>
        <dr3d:scene draw:style-name="gr6" svg:width="6.35cm" svg:height="6.35cm" svg:x="1.2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aw:custom-shape draw:style-name="gr8" draw:text-style-name="P9" draw:layer="layout" svg:width="2.54cm" svg:height="1.27cm" svg:x="3.175cm" svg:y="9.525cm">
          <text:p text:style-name="P8">Sub-DB</text:p>
          <draw:enhanced-geometry svg:viewBox="0 0 21600 21600" draw:type="rectangle" draw:enhanced-path="M 0 0 L 21600 0 21600 21600 0 21600 0 0 Z N"/>
        </draw:custom-shape>
        <draw:custom-shape draw:style-name="gr8" draw:text-style-name="P9" draw:layer="layout" svg:width="2.54cm" svg:height="1.27cm" svg:x="3.175cm" svg:y="11.43cm">
          <text:p text:style-name="P8">Sub-DB</text:p>
          <draw:enhanced-geometry svg:viewBox="0 0 21600 21600" draw:type="rectangle" draw:enhanced-path="M 0 0 L 21600 0 21600 21600 0 21600 0 0 Z N"/>
        </draw:custom-shape>
        <draw:custom-shape draw:style-name="gr8" draw:text-style-name="P9" draw:layer="layout" svg:width="2.54cm" svg:height="1.27cm" svg:x="3.175cm" svg:y="13.335cm">
          <text:p text:style-name="P8">Sub-DB</text:p>
          <draw:enhanced-geometry svg:viewBox="0 0 21600 21600" draw:type="rectangle" draw:enhanced-path="M 0 0 L 21600 0 21600 21600 0 21600 0 0 Z N"/>
        </draw:custom-shape>
        <draw:custom-shape draw:style-name="gr8" draw:text-style-name="P9" draw:layer="layout" svg:width="2.54cm" svg:height="1.27cm" svg:x="3.175cm" svg:y="7.62cm">
          <text:p text:style-name="P8">Partition</text:p>
          <draw:enhanced-geometry svg:viewBox="0 0 21600 21600" draw:type="rectangle" draw:enhanced-path="M 0 0 L 21600 0 21600 21600 0 21600 0 0 Z N"/>
        </draw:custom-shape>
        <dr3d:scene draw:style-name="gr6" svg:width="6.35cm" svg:height="6.35cm" svg:x="13.9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aw:custom-shape draw:style-name="gr8" draw:text-style-name="P9" draw:layer="layout" svg:width="2.54cm" svg:height="1.27cm" svg:x="15.875cm" svg:y="13.335cm">
          <text:p text:style-name="P8">Sub-DB</text:p>
          <draw:enhanced-geometry svg:viewBox="0 0 21600 21600" draw:type="rectangle" draw:enhanced-path="M 0 0 L 21600 0 21600 21600 0 21600 0 0 Z N"/>
        </draw:custom-shape>
        <draw:custom-shape draw:style-name="gr8" draw:text-style-name="P9" draw:layer="layout" svg:width="2.54cm" svg:height="1.27cm" svg:x="15.875cm" svg:y="7.62cm">
          <text:p text:style-name="P8">Last</text:p>
          <text:p text:style-name="P8">partition</text:p>
          <draw:enhanced-geometry svg:viewBox="0 0 21600 21600" draw:type="rectangle" draw:enhanced-path="M 0 0 L 21600 0 21600 21600 0 21600 0 0 Z N"/>
        </draw:custom-shape>
        <dr3d:scene draw:style-name="gr6" xml:id="id2" draw:id="id2" svg:width="3.825cm" svg:height="3.811cm" svg:x="8.255cm" svg:y="3.17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dr3d:transform="matrix (1 0 0 0 1 0 0 0 1 0.890181066368217cm -0.0572520440021144cm 0cm)" svg:viewBox="0 -5000 2500 10000" svg:d="M0-5000h250 250 500 500 500 250 250v10000h-250-250-500-500-500-250-250z"/>
        </dr3d:scene>
        <draw:custom-shape draw:style-name="gr8" draw:text-style-name="P9" draw:layer="layout" svg:width="2.54cm" svg:height="1.27cm" svg:x="8.89cm" svg:y="1.905cm">
          <text:p text:style-name="P8">Index</text:p>
          <draw:enhanced-geometry svg:viewBox="0 0 21600 21600" draw:type="rectangle" draw:enhanced-path="M 0 0 L 21600 0 21600 21600 0 21600 0 0 Z N"/>
        </draw:custom-shape>
        <draw:connector draw:style-name="gr9" draw:text-style-name="P8" draw:layer="layout" svg:x1="12.08cm" svg:y1="5.08cm" svg:x2="14.395cm" svg:y2="9.399cm" draw:start-shape="id2" draw:start-glue-point="1" svg:d="M12080 5080h1408v4319h907" svg:viewBox="0 0 2316 4320">
          <text:p/>
        </draw:connector>
        <draw:connector draw:style-name="gr9" draw:text-style-name="P8" draw:layer="layout" svg:x1="8.255cm" svg:y1="5.08cm" svg:x2="6.698cm" svg:y2="9.01cm" draw:start-shape="id2" svg:d="M8255 5080h-1028v3930h-529" svg:viewBox="0 0 1558 3931">
          <text:p/>
        </draw:connector>
        <draw:line draw:style-name="gr11" draw:text-style-name="P10" xml:id="id3" draw:id="id3" draw:layer="layout" svg:x1="5.715cm" svg:y1="10.16cm" svg:x2="17.145cm" svg:y2="10.16cm">
          <text:p/>
        </draw:line>
        <draw:custom-shape draw:style-name="gr12" draw:text-style-name="P8" xml:id="id4" draw:id="id4" draw:layer="layout" svg:width="3.175cm" svg:height="1.905cm" svg:x="8.89cm" svg:y="11.43cm">
          <text:p text:style-name="P8">Callback</text:p>
          <draw:enhanced-geometry svg:viewBox="0 0 21600 21600" draw:type="rectangle" draw:enhanced-path="M 0 0 L 21600 0 21600 21600 0 21600 0 0 Z N"/>
        </draw:custom-shape>
        <draw:connector draw:style-name="gr9" draw:text-style-name="P8" draw:layer="layout" svg:x1="11.43cm" svg:y1="10.16cm" svg:x2="10.477cm" svg:y2="11.43cm" draw:start-shape="id3" draw:end-shape="id4" draw:end-glue-point="0" svg:d="M11430 10160v709h-953v561" svg:viewBox="0 0 954 1271">
          <text:p/>
        </draw:connector>
        <draw:custom-shape draw:style-name="gr10" draw:text-style-name="P8" draw:layer="layout" svg:width="10.16cm" svg:height="5.08cm" svg:x="15.24cm" svg:y="1.905cm">
          <text:p text:style-name="P8">Not to pay for<text:line-break/>canister creation</text:p>
          <text:p text:style-name="P8">too often</text:p>
          <draw:enhanced-geometry svg:viewBox="0 0 21600 21600" draw:glue-points="10800 0 0 10800 10800 21600 21600 10800" draw:text-areas="5400 5400 16200 16200" draw:type="diamond" draw:enhanced-path="M 10800 0 L 21600 10800 10800 21600 0 10800 10800 0 Z N"/>
        </draw:custom-shape>
        <presentation:notes draw:style-name="dp1">
          <office:forms form:automatic-focus="false" form:apply-design-mode="false"/>
          <draw:page-thumbnail draw:style-name="gr4" draw:layer="layout" svg:width="0.001cm" svg:height="0.001cm" svg:x="0cm" svg:y="2.257cm" draw:page-number="3"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hatch draw:name="Red_20_90_20_Degrees_20_Crossed_20_1" draw:display-name="Red 90 Degrees Crossed 1" draw:style="single" draw:color="#3465a4" draw:distance="0.02cm" draw:rotation="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273" draw:display-name="Bitmap 273" xlink:href="Pictures/100000000000002000000020839EBFB02D09F2D6.pn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Arrowheads_20_1" draw:display-name="Arrowheads 1"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solid" draw:fill-color="#729fcf" draw:fill-gradient-name="Gradient_20_1" draw:fill-hatch-name="Red_20_90_20_Degrees_20_Crossed_20_1" draw:fill-image-name="Bitmap_20_273"/>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DA1382428AED4DF.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8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3.2$Linux_X86_64 LibreOffice_project/50$Build-2</meta:generator>
    <meta:creation-date>2023-06-05T11:01:51.345112806</meta:creation-date>
    <meta:editing-duration>PT16M47S</meta:editing-duration>
    <meta:editing-cycles>12</meta:editing-cycles>
    <dc:date>2023-06-05T11:20:11.230898171</dc:date>
    <meta:document-statistic meta:object-count="293"/>
  </office:meta>
</office:document-meta>
</file>